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2D084FCE919.jpg"/>
  <manifest:file-entry manifest:media-type="image/jpeg" manifest:full-path="Pictures/1000000000000500000002D01F6D7BB9.jpg"/>
  <manifest:file-entry manifest:media-type="image/jpeg" manifest:full-path="Pictures/1000000000000500000002D0780A43A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846cm" svg:height="15.748cm" svg:x="0.154cm" svg:y="2.667cm">
          <draw:image xlink:href="Pictures/1000000000000500000002D01F6D7BB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4.639cm" svg:height="16.772cm" svg:x="1.861cm" svg:y="2cm" presentation:class="graphic" presentation:user-transformed="true">
          <draw:image xlink:href="Pictures/1000000000000500000002D0780A43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639cm" svg:height="16.272cm" svg:x="1.5cm" svg:y="2.228cm" presentation:class="graphic" presentation:user-transformed="true">
          <draw:image xlink:href="Pictures/1000000000000500000002D084FCE9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M6S</meta:editing-duration>
    <meta:editing-cycles>3</meta:editing-cycles>
    <meta:generator>OpenOffice/4.1.7$Win32 OpenOffice.org_project/417m1$Build-9800</meta:generator>
    <dc:date>2021-01-13T20:36:23.01</dc:date>
    <dc:creator>user </dc:creator>
    <meta:document-statistic meta:object-count="30"/>
  </office:meta>
</office:document-meta>
</file>